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3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9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3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9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3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9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3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center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center" fo:margin-bottom="10.00pt"/>
    </style:style>
    <style:style style:name="P10" style:family="paragraph">
      <style:paragraph-properties fo:line-height="115.00%" fo:text-align="center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center" fo:margin-bottom="10.00pt"/>
    </style:style>
    <style:style style:name="P1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2"><text:span text:style-name="T2">Analyse théorique des algorithmes de jointure:</text:span></text:p>
      <text:p text:style-name="P2"><text:span text:style-name="T2"/></text:p>
      <text:p text:style-name="P3"><text:span text:style-name="T3">I. Jointure par Produit Cartésien:</text:span></text:p>
      <text:p text:style-name="P3"><text:span text:style-name="T4">Fonctionnement:</text:span></text:p>
      <text:p text:style-name="P4"><text:span text:style-name="T5">On suppose que l'on a deux relations: R(X,Y), S(Y,X), et que l'on applique la jointure suivante: T=Jointure(R,S,R.Y=S.Y)</text:span><text:span text:style-name="T6"/></text:p>
      <text:p text:style-name="P4"><text:span text:style-name="T7">1-lire la page i de R</text:span></text:p>
      <text:p text:style-name="P4"><text:span text:style-name="T7">2-lire la page j de S</text:span></text:p>
      <text:p text:style-name="P4"><text:span text:style-name="T7">3-effectuer les 4 matches possibles: R.Pi.Y0 ?= S.Pj.Y0 </text:span></text:p>
      <text:p text:style-name="P4"><text:span text:style-name="T7"><text:s text:c="64"/>R.Pi.Y1 ?= S.Pj.Y0 </text:span></text:p>
      <text:p text:style-name="P4"><text:span text:style-name="T7"><text:s text:c="64"/>R.Pi.Y1 ?= S.Pj.Y1 </text:span></text:p>
      <text:p text:style-name="P4"><text:span text:style-name="T7"><text:s text:c="64"/>R.Pi.Y0 ?= S.Pj.Y1 </text:span></text:p>
      <text:p text:style-name="P4"><text:span text:style-name="T7">4-s'il y a une correspondance alors l'écrire dans le résultat de la jointure (T.append(R.Pi.X0,R.Pi.Y0,S.Pi.Y0,R.Pi.X0) par exemple) et repéter les étapes 2,3,4,5 avec Pi+1 de R</text:span></text:p>
      <text:p text:style-name="P4"><text:span text:style-name="T7">5-si pas de correspondance alors lire Pj+1 de S et répéter les étapes 3,4,5</text:span></text:p>
      <text:p text:style-name="P4"><text:span text:style-name="T7"/></text:p>
      <text:p text:style-name="P5"><draw:frame text:anchor-type="as-char" svg:width="101.81mm" svg:height="38.74mm" style:rel-width="scale" style:rel-height="scale"><draw:object-ole xlink:href="OleObj1"/><draw:image xlink:href="ObjectReplacements/OleObj1"/></draw:frame><text:span text:style-name="T7"/></text:p>
      <text:p text:style-name="P5"><text:span text:style-name="T8">Graphe réprésentant le fonctionnement</text:span></text:p>
      <text:p text:style-name="P5"><text:span text:style-name="T8">de la jointure par Produit Cartésien</text:span></text:p>
      <text:p text:style-name="P5"><text:span text:style-name="T9"/></text:p>
      <text:p text:style-name="P6"><text:span text:style-name="T10">Nombre de lectures et écritures disques:</text:span></text:p>
      <text:p text:style-name="P6"><text:span text:style-name="T11">-taille(R) lectures pour R</text:span></text:p>
      <text:p text:style-name="P6"><text:span text:style-name="T11">-taille(R)*taille(S) lectures pour S</text:span></text:p>
      <text:p text:style-name="P6"><text:span text:style-name="T11">-min(taille(R),taille(S)) écritures pour T</text:span></text:p>
      <text:p text:style-name="P6"><text:span text:style-name="T11">Total=taille(R)+taille(R)*taille(S)+min(taille(R),taille(S)) lectures/écritures disque.</text:span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7"><text:span text:style-name="T12">II. Jointure par Tri-Fusion:</text:span></text:p>
      <text:p text:style-name="P8"><text:span text:style-name="T13">On suppose que l'on a deux relations déja triées (et sans doublon) par ordre croissant en fonction de à leur Y: R'(X,Y), S'(Y,X), et que l'on applique la meme jointure: T=Jointure(R',S',R'.Y=S'.Y)</text:span><text:span text:style-name="T14"/></text:p>
      <text:p text:style-name="P8"><text:span text:style-name="T15">1-lire la page i de R'</text:span></text:p>
      <text:p text:style-name="P8"><text:span text:style-name="T15">2-lire la page j de S'</text:span></text:p>
      <text:p text:style-name="P8"><text:span text:style-name="T15">3- comparer R'.Pi.Y0 avec S.Pj.Y0 et R'.Pi.Y1 avec S.Pj.Y1 </text:span></text:p>
      <text:p text:style-name="P8"><text:span text:style-name="T15">4-s'il y a une correspondance alors l'écrire dans le résultat de la jointure (T), avancer le curseur dans R' et dans S' et répéter les étapes 2,3,4,5.</text:span></text:p>
      <text:p text:style-name="P8"><text:span text:style-name="T15">5-s'il n y a pas de correspondance, si R'.Pi.Y0&gt;S'.Pj.Y0 alors avancer le curseur dans S' (Y(1) ou passer à Pj+1 si déja dans Y(1)) et répéter toutes les étapes.</text:span></text:p>
      <text:p text:style-name="P8"><text:span text:style-name="T15"/></text:p>
      <text:p text:style-name="P9"><draw:frame text:anchor-type="as-char" svg:width="104.35mm" svg:height="47.84mm" style:rel-width="scale" style:rel-height="scale"><draw:object-ole xlink:href="OleObj2"/><draw:image xlink:href="ObjectReplacements/OleObj2"/></draw:frame><text:span text:style-name="T15"/></text:p>
      <text:p text:style-name="P10"><text:span text:style-name="T15"/></text:p>
      <text:p text:style-name="P10"><text:span text:style-name="T16">Graphe réprésentant le fonctionnement</text:span></text:p>
      <text:p text:style-name="P10"><text:span text:style-name="T16">de la jointure par Tri-Fusion</text:span></text:p>
      <text:p text:style-name="P11"><text:span text:style-name="T17"/></text:p>
      <text:p text:style-name="P11"><text:span text:style-name="T18">Nombre de lectures et écritures disques:</text:span></text:p>
      <text:p text:style-name="P11"><text:span text:style-name="T19">-taille(R) lectures pour R</text:span></text:p>
      <text:p text:style-name="P11"><text:span text:style-name="T19">-taille(S) lectures pour S</text:span></text:p>
      <text:p text:style-name="P11"><text:span text:style-name="T19">-min(taille(R),taille(S)) écritures pour T</text:span></text:p>
      <text:p text:style-name="P11"><text:span text:style-name="T19">Total=taille(R)+taille(S)+min(taille(R),taille(S)) lectures/écritures disque.</text:span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20">III. Jointure par Hachage Simple:</text:span></text:p>
      <text:p text:style-name="P11"><text:span text:style-name="T21">Fonctionnement:</text:span></text:p>
      <text:p text:style-name="P11"><text:span text:style-name="T22">On suppose que l'on reprend les deux relations: R(X,Y), S(Y,X) utilisées pour le produit cartésien (par conséquent non triées). on suppose également que l'on a une table de hachage "hachage" avant autant d'entrée que de résultat posible de la fonction de hachage, et que l'on applique la meme jointure sur Y: T=Jointure(R,S,R.Y=S.Y)</text:span></text:p>
      <text:p text:style-name="P11"><text:span text:style-name="T23">Phase 1: Build</text:span><text:span text:style-name="T24"/></text:p>
      <text:p text:style-name="P11"><text:span text:style-name="T24">On suppose que l'on a choisit la fonction de hachage modulo 3.</text:span></text:p>
      <text:p text:style-name="P11"><text:span text:style-name="T24">1-lire Pi de R</text:span></text:p>
      <text:p text:style-name="P11"><text:span text:style-name="T24">2-pour chaque coupe (X,Y) calculer le modulo 3 de Y et l'écrire dans l'indice de la table de hachage correspondant (hachage[Y%3].append(R.Pi.X0,R.Pi.Y0,S.Pi.Y0,R.Pi.X0)) en formant des blocs de deux éléments, répeter ces étapes avec R.Pi+1</text:span></text:p>
      <text:p text:style-name="P11"><text:span text:style-name="T24">Le résultat obtenu est une nouvelle version de la relation R ou les Y ont été regroupés par la fonction de hachage.</text:span></text:p>
      <text:p text:style-name="P11"><text:span text:style-name="T25"/></text:p>
      <text:p text:style-name="P11"><text:span text:style-name="T25">Phase 2: Probe</text:span></text:p>
      <text:p text:style-name="P11"><text:span text:style-name="T26">1-lire la page i de S</text:span></text:p>
      <text:p text:style-name="P11"><text:span text:style-name="T26">2-calculer S.Pj.Y0%3</text:span></text:p>
      <text:p text:style-name="P11"><text:span text:style-name="T26">3-chercher un tuple pour lequel Y vaut S.Pj.Y0%3 uniquement dans l'entrée S.Pj.Y0%3 de "hachage"</text:span></text:p>
      <text:p text:style-name="P11"><text:span text:style-name="T26">4-s'il y a une correspondance l'écrire dans T entrées</text:span></text:p>
      <text:p text:style-name="P11"><text:span text:style-name="T26">5-si pas de correspondance alors arreter la recherche sans vérifier les autres entrées </text:span></text:p>
      <text:p text:style-name="P11"><text:span text:style-name="T26">6-reproduire les memes étapes avec S.Pj.Y1 puis avec S.Pj+1 </text:span></text:p>
      <text:p text:style-name="P11"><text:span text:style-name="T26"/></text:p>
      <text:p text:style-name="P12"><draw:frame text:anchor-type="as-char" svg:width="92.43mm" svg:height="44.10mm" style:rel-width="scale" style:rel-height="scale"><draw:object-ole xlink:href="OleObj3"/><draw:image xlink:href="ObjectReplacements/OleObj3"/></draw:frame><text:span text:style-name="T26"/></text:p>
      <text:p text:style-name="P12"><text:span text:style-name="T27">Graphe réprésentant le fonctionnement</text:span></text:p>
      <text:p text:style-name="P12"><text:span text:style-name="T27">de la jointure par Hachage Simple</text:span></text:p>
      <text:p text:style-name="P12"><text:span text:style-name="T28"/></text:p>
      <text:p text:style-name="P13"><text:span text:style-name="T29">Nombre de lectures et écritures disques:</text:span></text:p>
      <text:p text:style-name="P13"><text:span text:style-name="T30">-taille(R) lectures pour R</text:span></text:p>
      <text:p text:style-name="P13"><text:span text:style-name="T30">-taille(R)*taille(S) lectures pour S</text:span></text:p>
      <text:p text:style-name="P13"><text:span text:style-name="T30">-min(taille(R),taille(S)) écritures pour T</text:span></text:p>
      <text:p text:style-name="P13"><text:span text:style-name="T30">Total=taille(R)+taille(R)*taille(S)+min(taille(R),taille(S)) lectures/écritures disque.</text:span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1">IV. Comparaison:</text:span></text:p>
      <text:p text:style-name="P13"><text:span text:style-name="T32"/></text:p>
      <text:p text:style-name="P13"><text:span text:style-name="T33">Après avoir effectué une analyse théorique des différents algorithmes de jointures nous pouvons en conclure qu'en terme de lectures/écritures diques ce sont les algorithmes Tri-Fusion et Hachage simple qui sont les plus efficaces.</text:span></text:p>
      <text:p text:style-name="P13"><text:span text:style-name="T33">En effet, leur éxécution engendre le meme nombre de lectures/écritures alors que le Produit Cartésien en engendre plus.</text:span><text:span text:style-name="T34"/></text:p>
      <text:p text:style-name="P13"><text:span text:style-name="T35"/></text:p>
      <text:p text:style-name="P13"><text:span text:style-name="T35"/></text:p>
      <text:p text:style-name="P13"><text:span text:style-name="T35"/></text:p>
      <text:p text:style-name="P13"><text:span text:style-name="T3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